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0C7000000243FB2C8DD18162223.png" manifest:media-type="image/png"/>
  <manifest:file-entry manifest:full-path="Pictures/10000001000007EE0000037AA34D6AC9A7ECD589.png" manifest:media-type="image/png"/>
  <manifest:file-entry manifest:full-path="Pictures/100000010000004C0000002F3A5F70E7F53BBDB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579cm" fo:min-width="9.438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579cm" fo:min-width="9.968cm"/>
      <style:paragraph-properties style:writing-mode="lr-tb"/>
    </style:style>
    <style:style style:name="gr5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583cm" fo:min-width="10.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4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fill-color="#ffffa6" draw:textarea-horizontal-align="justify" draw:textarea-vertical-align="middle" draw:auto-grow-height="false" fo:min-height="0.75cm" fo:min-width="1.5cm"/>
    </style:style>
    <style:style style:name="gr12" style:family="graphic" style:parent-style-name="Default_5f_3">
      <style:graphic-properties draw:stroke="none" draw:fill="none" fo:min-height="0.581cm"/>
      <style:paragraph-properties style:writing-mode="lr-tb"/>
    </style:style>
    <style:style style:name="gr13" style:family="graphic" style:parent-style-name="Default_5f_3">
      <style:graphic-properties draw:stroke="none" draw:fill="none" fo:min-height="0.675cm"/>
      <style:paragraph-properties style:writing-mode="lr-tb"/>
    </style:style>
    <style:style style:name="gr14" style:family="graphic" style:parent-style-name="standard">
      <style:graphic-properties svg:stroke-color="#000000" draw:fill-color="#729fcf" draw:textarea-horizontal-align="justify" draw:textarea-vertical-align="middle" draw:auto-grow-height="false" fo:min-height="0.95cm" fo:min-width="1.5cm"/>
    </style:style>
    <style:style style:name="gr15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5.15cm" fo:min-width="13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95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8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3.75cm" fo:min-width="13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9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27" style:family="graphic" style:parent-style-name="standard">
      <style:graphic-properties draw:fill="solid" draw:fill-color="#f7d1d5" draw:textarea-horizontal-align="justify" draw:textarea-vertical-align="middle" draw:auto-grow-height="false" fo:min-height="0.75cm" fo:min-width="1.5cm"/>
    </style:style>
    <style:style style:name="gr28" style:family="graphic" style:parent-style-name="standard">
      <style:graphic-properties draw:fill="solid" draw:fill-color="#b4c7dc" draw:textarea-horizontal-align="justify" draw:textarea-vertical-align="middle" draw:auto-grow-height="false" fo:min-height="0.95cm" fo:min-width="1.5cm"/>
    </style:style>
    <style:style style:name="gr29" style:family="graphic" style:parent-style-name="standard">
      <style:graphic-properties draw:fill="solid" draw:fill-color="#b4c7dc" draw:textarea-horizontal-align="justify" draw:textarea-vertical-align="middle" draw:auto-grow-height="false" fo:min-height="0.987cm" fo:min-width="1.5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loext:opacity="100%" style:font-name="Open Sans" fo:font-size="22pt" style:font-size-asian="24pt" style:font-size-complex="24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5c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0" style:family="paragraph">
      <loext:graphic-properties draw:fill-color="#eeeee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1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  <style:text-properties style:font-name="OpenSans1"/>
    </style:style>
    <style:style style:name="P13" style:family="paragraph">
      <loext:graphic-properties draw:fill="none" draw:fill-color="#ffffff"/>
      <style:paragraph-properties style:writing-mode="lr-tb"/>
      <style:text-properties style:font-name="OpenSans1"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a6"/>
      <style:paragraph-properties fo:text-align="center" style:writing-mode="lr-tb"/>
      <style:text-properties style:font-name="OpenSans1" fo:font-size="14pt"/>
    </style:style>
    <style:style style:name="P16" style:family="paragraph">
      <loext:graphic-properties draw:fill="none" draw:fill-color="#ffffff"/>
      <style:paragraph-properties style:writing-mode="lr-tb"/>
      <style:text-properties style:font-name="OpenSans1" fo:font-size="14pt"/>
    </style:style>
    <style:style style:name="P17" style:family="paragraph">
      <loext:graphic-properties draw:fill="none" draw:fill-color="#ffffff"/>
      <style:paragraph-properties style:writing-mode="lr-tb"/>
      <style:text-properties style:font-name="OpenSans1" fo:font-size="14pt" style:text-underline-style="solid" style:text-underline-width="auto" style:text-underline-color="font-color" style:font-size-asian="14pt" style:font-size-complex="14pt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style:font-name="OpenSans1" fo:font-size="14pt"/>
    </style:style>
    <style:style style:name="P20" style:family="paragraph">
      <loext:graphic-properties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style:font-name="OpenSans1" fo:font-size="18pt"/>
    </style:style>
    <style:style style:name="P23" style:family="paragraph">
      <loext:graphic-properties draw:fill="none"/>
      <style:paragraph-properties fo:text-align="center"/>
      <style:text-properties style:font-name="OpenSans1" fo:font-size="18pt"/>
    </style:style>
    <style:style style:name="P24" style:family="paragraph">
      <loext:graphic-properties draw:fill="none"/>
      <style:paragraph-properties style:writing-mode="lr-tb"/>
      <style:text-properties style:font-name="OpenSans1" fo:font-size="18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OpenSans1" fo:font-size="14pt" style:text-underline-style="none" style:font-size-asian="14pt" style:font-size-complex="14pt"/>
    </style:style>
    <style:style style:name="P27" style:family="paragraph">
      <loext:graphic-properties draw:fill="none"/>
      <style:paragraph-properties fo:text-align="center"/>
      <style:text-properties style:font-name="OpenSans1"/>
    </style:style>
    <style:style style:name="P28" style:family="paragraph">
      <loext:graphic-properties draw:fill="none" draw:fill-color="#ffffff"/>
      <style:paragraph-properties style:writing-mode="lr-tb"/>
      <style:text-properties style:font-name="OpenSans1" fo:font-size="20pt" style:font-size-asian="20pt" style:font-size-complex="20pt"/>
    </style:style>
    <style:style style:name="P29" style:family="paragraph">
      <loext:graphic-properties draw:fill="solid" draw:fill-color="#f7d1d5"/>
      <style:paragraph-properties fo:text-align="center"/>
    </style:style>
    <style:style style:name="P30" style:family="paragraph">
      <loext:graphic-properties draw:fill="solid" draw:fill-color="#b4c7dc"/>
      <style:paragraph-properties fo:text-align="center"/>
    </style:style>
    <style:style style:name="P31" style:family="paragraph">
      <loext:graphic-properties draw:fill="none" draw:fill-color="#ffffff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Open Sans" fo:font-size="24pt" style:font-size-asian="24pt" style:font-size-complex="24pt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9" style:family="text">
      <style:text-properties style:font-name="OpenSans1"/>
    </style:style>
    <style:style style:name="T10" style:family="text">
      <style:text-properties style:font-name="OpenSans1" fo:font-weight="bold"/>
    </style:style>
    <style:style style:name="T11" style:family="text">
      <style:text-properties style:font-name="OpenSans1" fo:font-size="14pt"/>
    </style:style>
    <style:style style:name="T12" style:family="text">
      <style:text-properties style:font-name="OpenSans1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font-name="OpenSans1" fo:font-size="14pt" style:text-underline-style="none" style:font-size-asian="14pt" style:font-size-complex="14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Open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style:font-name="OpenSans1" fo:font-size="18pt"/>
    </style:style>
    <style:style style:name="T16" style:family="text">
      <style:text-properties style:font-name="Open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rray Implement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7" xml:id="id1" draw:id="id1" draw:layer="layout" svg:width="12.354cm" svg:height="1.029cm" svg:x="-0.652cm" svg:y="5.032cm">
          <text:p text:style-name="P6"><text:span text:style-name="T4"><text:s text:c="2"/></text:span><text:span text:style-name="T4">Create Stack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9" xml:id="id2" draw:id="id2" draw:layer="layout" svg:width="12.994cm" svg:height="1.029cm" svg:x="-0.622cm" svg:y="6.429cm">
          <text:p text:style-name="P8"><text:span text:style-name="T5"><text:s text:c="2"/></text:span><text:span text:style-name="T5">Insert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3" draw:id="id3" draw:layer="layout" svg:width="13.636cm" svg:height="1.029cm" svg:x="-0.569cm" svg:y="7.842cm">
          <text:p text:style-name="P8"><text:span text:style-name="T6"><text:s/></text:span><text:span text:style-name="T6">Delete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5" draw:text-style-name="P11" draw:layer="layout" svg:width="19.5cm" svg:height="2.597cm" svg:x="0.649cm" svg:y="0.304cm" presentation:class="title" presentation:user-transformed="true">
          <draw:text-box>
            <text:p><text:span text:style-name="T7">Data Structure Stack-Array Implementation </text:span><text:span text:style-name="T8"><text:line-break/></text:span><text:span text:style-name="T8">Oper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0-width/2;x" smil:keyTimes="0;1"/>
                  <anim:animate smil:dur="1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0-width/2;x" smil:keyTimes="0;1"/>
                  <anim:animate smil:dur="1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pop(stack,elemen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draw:style-name="gr6" draw:text-style-name="P12" xml:id="id5" draw:id="id5" draw:layer="layout" svg:width="24.6cm" svg:height="1.725cm" svg:x="1.4cm" svg:y="5.5cm">
          <draw:text-box>
            <text:p><text:span text:style-name="T9">stack <text:s text:c="5"/>: <text:s/>Pointer that contains address of structure variable (stack_t) </text:span></text:p>
          </draw:text-box>
        </draw:frame>
        <draw:frame draw:style-name="gr7" draw:text-style-name="P12" xml:id="id6" draw:id="id6" draw:layer="layout" svg:width="20.919cm" svg:height="0.988cm" svg:x="1.342cm" svg:y="6.604cm">
          <draw:text-box>
            <text:p><text:span text:style-name="T9">element <text:s/>: <text:s/>Pointer that contains address of an integer variable <text:s/></text:span></text:p>
          </draw:text-box>
        </draw:frame>
        <draw:frame draw:style-name="gr8" draw:text-style-name="P13" xml:id="id4" draw:id="id4" draw:layer="layout" svg:width="7.857cm" svg:height="1.199cm" svg:x="1.2cm" svg:y="4.3cm">
          <draw:text-box>
            <text:p><text:span text:style-name="T10">Input Specification:</text:span></text:p>
          </draw:text-box>
        </draw:frame>
        <draw:frame draw:style-name="gr9" draw:text-style-name="P13" xml:id="id7" draw:id="id7" draw:layer="layout" svg:width="9.457cm" svg:height="1.145cm" svg:x="1.2cm" svg:y="8.3cm">
          <draw:text-box>
            <text:p><text:span text:style-name="T10">Output Specification:</text:span></text:p>
          </draw:text-box>
        </draw:frame>
        <draw:frame draw:style-name="gr10" draw:text-style-name="P14" xml:id="id8" draw:id="id8" draw:layer="layout" svg:width="9.6cm" svg:height="0.962cm" svg:x="1.643cm" svg:y="9.538cm">
          <draw:text-box>
            <text:p>Status : <text:s/>e_true / e_false</text:p>
          </draw:text-box>
        </draw:frame>
        <draw:frame presentation:style-name="pr5" draw:text-style-name="P11" draw:layer="layout" svg:width="25.451cm" svg:height="2.597cm" svg:x="0.549cm" svg:y="0.206cm" presentation:class="title" presentation:user-transformed="true">
          <draw:text-box>
            <text:p><text:span text:style-name="T7">Data Structure Stack-Array Implementation </text:span><text:span text:style-name="T8"><text:line-break/></text:span><text:span text:style-name="T8">pop(stack,elemen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Stack-Array Implementation </text:span><text:span text:style-name="T8"><text:line-break/></text:span><text:span text:style-name="T8">pop(stack,element)</text:span></text:p>
          </draw:text-box>
        </draw:frame>
        <draw:g xml:id="id9" draw:id="id9">
          <draw:custom-shape draw:style-name="gr11" draw:text-style-name="P15" draw:layer="layout" svg:width="2cm" svg:height="1cm" svg:x="17.958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8cm" svg:y="5.976cm">
            <draw:text-box>
              <text:p><text:span text:style-name="T11">capacity</text:span></text:p>
            </draw:text-box>
          </draw:frame>
        </draw:g>
        <draw:frame draw:style-name="gr10" draw:text-style-name="P17" xml:id="id10" draw:id="id10" draw:layer="layout" svg:width="3.3cm" svg:height="0.962cm" svg:x="22.258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xml:id="id11" draw:id="id11" draw:layer="layout" svg:width="1cm" svg:height="0.831cm" svg:x="18.558cm" svg:y="6.007cm">
          <draw:text-box>
            <text:p text:style-name="P18"><text:span text:style-name="T11">4</text:span></text:p>
          </draw:text-box>
        </draw:frame>
        <draw:g xml:id="id12" draw:id="id12">
          <draw:custom-shape draw:style-name="gr11" draw:text-style-name="P15" draw:layer="layout" svg:width="2cm" svg:height="1cm" svg:x="17.958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8cm" svg:y="8.038cm">
            <draw:text-box>
              <text:p><text:span text:style-name="T11">top</text:span></text:p>
            </draw:text-box>
          </draw:frame>
        </draw:g>
        <draw:frame draw:style-name="gr12" draw:text-style-name="P19" xml:id="id13" draw:id="id13" draw:layer="layout" svg:width="2.442cm" svg:height="0.831cm" svg:x="24.058cm" svg:y="7.875cm">
          <draw:text-box>
            <text:p text:style-name="P18"><text:span text:style-name="T11">item[0]</text:span></text:p>
          </draw:text-box>
        </draw:frame>
        <draw:frame draw:style-name="gr13" draw:text-style-name="P19" xml:id="id14" draw:id="id14" draw:layer="layout" svg:width="2.447cm" svg:height="0.925cm" svg:x="24.053cm" svg:y="6.675cm">
          <draw:text-box>
            <text:p text:style-name="P18"><text:span text:style-name="T11">item[1]</text:span></text:p>
          </draw:text-box>
        </draw:frame>
        <draw:frame draw:style-name="gr12" draw:text-style-name="P19" xml:id="id15" draw:id="id15" draw:layer="layout" svg:width="2.402cm" svg:height="0.831cm" svg:x="23.998cm" svg:y="5.438cm">
          <draw:text-box>
            <text:p text:style-name="P18"><text:span text:style-name="T11">item[2]</text:span></text:p>
          </draw:text-box>
        </draw:frame>
        <draw:frame draw:style-name="gr12" draw:text-style-name="P19" xml:id="id16" draw:id="id16" draw:layer="layout" svg:width="2.402cm" svg:height="0.831cm" svg:x="23.998cm" svg:y="4.175cm">
          <draw:text-box>
            <text:p text:style-name="P18"><text:span text:style-name="T11">item[3]</text:span></text:p>
          </draw:text-box>
        </draw:frame>
        <draw:g xml:id="id17" draw:id="id17">
          <draw:custom-shape draw:style-name="gr14" draw:text-style-name="P20" draw:layer="layout" svg:width="2cm" svg:height="1.2cm" svg:x="22.058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8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8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8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9" xml:id="id18" draw:id="id18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frame draw:style-name="gr12" draw:text-style-name="P19" xml:id="id19" draw:id="id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frame draw:style-name="gr12" draw:text-style-name="P19" xml:id="id20" draw:id="id20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frame draw:style-name="gr12" draw:text-style-name="P19" xml:id="id21" draw:id="id21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 xml:id="id24" draw:id="id24"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0"/>item[stack <text:s text:c="8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9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frame draw:style-name="gr12" draw:text-style-name="P19" xml:id="id22" draw:id="id22" draw:layer="layout" svg:width="1.4cm" svg:height="0.831cm" svg:x="18.4cm" svg:y="8.039cm">
          <draw:text-box>
            <text:p text:style-name="P18"><text:span text:style-name="T11"><text:s/></text:span><text:span text:style-name="T11">3</text:span></text:p>
          </draw:text-box>
        </draw:frame>
        <draw:frame draw:style-name="gr10" draw:text-style-name="P26" xml:id="id23" draw:id="id23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1"/>item[stack <text:s text:c="7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8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8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8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8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8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8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8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8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8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8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8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frame draw:style-name="gr22" draw:text-style-name="P25" xml:id="id25" draw:id="id25" draw:layer="layout" svg:width="13.1cm" svg:height="1.138cm" svg:x="1.8cm" svg:y="3.462cm">
          <draw:image xlink:href="Pictures/10000001000000C7000000243FB2C8DD18162223.png" xlink:type="simple" xlink:show="embed" xlink:actuate="onLoad" draw:mime-type="image/png">
            <text:p/>
          </draw:image>
        </draw:frame>
        <draw:g xml:id="id27" draw:id="id27"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7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6" draw:text-style-name="P28" draw:layer="layout" svg:width="9.2cm" svg:height="1.072cm" svg:x="1.4cm" svg:y="9.2cm">
          <draw:text-box>
            <text:p xml:id="id26" text:id="id26"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9cm">
          <draw:text-box>
            <text:p text:style-name="P18"><text:span text:style-name="T11"><text:s/></text:span><text:span text:style-name="T11">3</text:span></text:p>
          </draw:text-box>
        </draw:frame>
        <draw:frame draw:style-name="gr12" draw:text-style-name="P19" draw:layer="layout" svg:width="2.402cm" svg:height="0.831cm" svg:x="23.998cm" svg:y="4.176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8cm" svg:y="5.439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59cm" svg:y="7.876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4cm" svg:y="6.676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/>
                  <anim:animate smil:dur="0.5s" smil:fill="hold" smil:targetElement="id2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0"/>item[stack <text:s text:c="7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8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9" xml:id="id29" draw:id="id29" draw:layer="layout" svg:width="2cm" svg:height="1cm" svg:x="17.959cm" svg:y="7.9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7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28" draw:id="id28" draw:layer="layout" svg:width="7.6cm" svg:height="1.138cm" svg:x="1.6cm" svg:y="10.2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text:style-name="P18"><text:span text:style-name="T11"><text:s/></text:span><text:span text:style-name="T11">3</text:span></text:p>
          </draw:text-box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8" svg:path="M0.00357142857142857 0.00634920634920635v0.093269841269841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8" svg:path="M0 0.0996190476190476l-0.00357142857142857 0.057142857142857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9"/>item[stack <text:s text:c="8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8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custom-shape draw:style-name="gr28" draw:text-style-name="P30" xml:id="id34" draw:id="id34" draw:layer="layout" svg:width="2cm" svg:height="1.2cm" svg:x="22.059cm" svg:y="4.0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7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30" draw:id="id30" draw:layer="layout" svg:width="12.6cm" svg:height="1.138cm" svg:x="1.9cm" svg:y="3.5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xml:id="id32" text:id="id32" text:style-name="P18"><text:span text:style-name="T11"><text:s/></text:span><text:span text:style-name="T11">3</text:span></text:p>
          </draw:text-box>
        </draw:frame>
        <draw:frame draw:style-name="gr12" draw:text-style-name="P19" draw:layer="layout" svg:width="4.8cm" svg:height="0.831cm" svg:x="17cm" svg:y="2.369cm">
          <draw:text-box>
            <text:p xml:id="id31" text:id="id31" text:style-name="P18"><text:span text:style-name="T11"><text:s/></text:span><text:span text:style-name="T11">element = 40</text:span></text:p>
          </draw:text-box>
        </draw:frame>
        <draw:frame draw:style-name="gr12" draw:text-style-name="P19" draw:layer="layout" svg:width="1.4cm" svg:height="0.831cm" svg:x="18.4cm" svg:y="8.039cm">
          <draw:text-box>
            <text:p xml:id="id33" text:id="id33" text:style-name="P18"><text:span text:style-name="T11"><text:s/></text:span><text:span text:style-name="T11">2</text:span></text:p>
          </draw:text-box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0" svg:path="M0.00357142857142857 0.00634920634920635v0.11625396825396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0" svg:path="M0 0.118666666666667l-0.00357142857142857 0.0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0" svg:path="M0 0.186095238095238l7.14285714285714E-005 0.0507936507936508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0"/>item[stack <text:s text:c="8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8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9" xml:id="id37" draw:id="id37" draw:layer="layout" svg:width="2cm" svg:height="1cm" svg:x="17.959cm" svg:y="7.9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custom-shape draw:style-name="gr28" draw:text-style-name="P30" draw:layer="layout" svg:width="2cm" svg:height="1.2cm" svg:x="22.059cm" svg:y="4.0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7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36" draw:id="id36" draw:layer="layout" svg:width="7.6cm" svg:height="1.138cm" svg:x="1.6cm" svg:y="10.2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text:style-name="P18"><text:span text:style-name="T11"><text:s/></text:span><text:span text:style-name="T11">2</text:span></text:p>
          </draw:text-box>
        </draw:frame>
        <draw:frame draw:style-name="gr22" draw:text-style-name="P25" xml:id="id35" draw:id="id35" draw:layer="layout" svg:width="13.1cm" svg:height="1.138cm" svg:x="1.8cm" svg:y="3.4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6" svg:path="M0.00357142857142857 0.00634920634920635v0.093269841269841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6" svg:path="M0 0.0996190476190476l-0.00357142857142857 0.057142857142857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0"/>item[stack <text:s text:c="8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8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custom-shape draw:style-name="gr29" draw:text-style-name="P30" xml:id="id42" draw:id="id42" draw:layer="layout" svg:width="2cm" svg:height="1.237cm" svg:x="22.059cm" svg:y="5.201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custom-shape draw:style-name="gr28" draw:text-style-name="P30" draw:layer="layout" svg:width="2cm" svg:height="1.2cm" svg:x="22.059cm" svg:y="4.0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8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38" draw:id="id38" draw:layer="layout" svg:width="12.6cm" svg:height="1.138cm" svg:x="1.9cm" svg:y="3.5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xml:id="id40" text:id="id40" text:style-name="P18"><text:span text:style-name="T11"><text:s/></text:span><text:span text:style-name="T11">2</text:span></text:p>
          </draw:text-box>
        </draw:frame>
        <draw:frame draw:style-name="gr12" draw:text-style-name="P19" draw:layer="layout" svg:width="4.8cm" svg:height="0.831cm" svg:x="17cm" svg:y="2.369cm">
          <draw:text-box>
            <text:p xml:id="id39" text:id="id39" text:style-name="P18"><text:span text:style-name="T11"><text:s/></text:span><text:span text:style-name="T11">element = 30</text:span></text:p>
          </draw:text-box>
        </draw:frame>
        <draw:frame draw:style-name="gr12" draw:text-style-name="P19" draw:layer="layout" svg:width="1.4cm" svg:height="0.831cm" svg:x="18.4cm" svg:y="8.038cm">
          <draw:text-box>
            <text:p xml:id="id41" text:id="id41" text:style-name="P18"><text:span text:style-name="T11"><text:s/></text:span><text:span text:style-name="T11">1</text:span></text:p>
          </draw:text-box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8" svg:path="M0.00357142857142857 0.00634920634920635v0.11625396825396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8" svg:path="M0 0.118666666666667l-0.00357142857142857 0.0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8" svg:path="M0 0.186095238095238l7.14285714285714E-005 0.0507936507936508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0"/>item[stack <text:s text:c="8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8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9" xml:id="id45" draw:id="id45" draw:layer="layout" svg:width="2cm" svg:height="1cm" svg:x="17.959cm" svg:y="7.9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custom-shape draw:style-name="gr29" draw:text-style-name="P30" draw:layer="layout" svg:width="2cm" svg:height="1.237cm" svg:x="22.059cm" svg:y="5.201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custom-shape draw:style-name="gr28" draw:text-style-name="P30" draw:layer="layout" svg:width="2cm" svg:height="1.2cm" svg:x="22.059cm" svg:y="4.0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7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44" draw:id="id44" draw:layer="layout" svg:width="7.6cm" svg:height="1.138cm" svg:x="1.6cm" svg:y="10.2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text:style-name="P18"><text:span text:style-name="T11"><text:s/></text:span><text:span text:style-name="T11">1</text:span></text:p>
          </draw:text-box>
        </draw:frame>
        <draw:frame draw:style-name="gr22" draw:text-style-name="P25" xml:id="id43" draw:id="id43" draw:layer="layout" svg:width="13.1cm" svg:height="1.138cm" svg:x="1.8cm" svg:y="3.4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44" svg:path="M0.00357142857142857 0.00634920634920635v0.093269841269841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44" svg:path="M0 0.0996190476190476l-0.00357142857142857 0.057142857142857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0"/>item[stack <text:s text:c="7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8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custom-shape draw:style-name="gr29" draw:text-style-name="P30" xml:id="id50" draw:id="id50" draw:layer="layout" svg:width="2cm" svg:height="1.237cm" svg:x="22.059cm" svg:y="6.4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custom-shape draw:style-name="gr29" draw:text-style-name="P30" draw:layer="layout" svg:width="2cm" svg:height="1.237cm" svg:x="22.059cm" svg:y="5.201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custom-shape draw:style-name="gr28" draw:text-style-name="P30" draw:layer="layout" svg:width="2cm" svg:height="1.2cm" svg:x="22.059cm" svg:y="4.0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8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46" draw:id="id46" draw:layer="layout" svg:width="12.6cm" svg:height="1.138cm" svg:x="1.9cm" svg:y="3.5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xml:id="id48" text:id="id48" text:style-name="P18"><text:span text:style-name="T11"><text:s/></text:span><text:span text:style-name="T11">1</text:span></text:p>
          </draw:text-box>
        </draw:frame>
        <draw:frame draw:style-name="gr12" draw:text-style-name="P19" draw:layer="layout" svg:width="4.8cm" svg:height="0.831cm" svg:x="17cm" svg:y="2.369cm">
          <draw:text-box>
            <text:p xml:id="id47" text:id="id47" text:style-name="P18"><text:span text:style-name="T11"><text:s/></text:span><text:span text:style-name="T11">element = 20</text:span></text:p>
          </draw:text-box>
        </draw:frame>
        <draw:frame draw:style-name="gr12" draw:text-style-name="P19" draw:layer="layout" svg:width="1.4cm" svg:height="0.831cm" svg:x="18.4cm" svg:y="8.038cm">
          <draw:text-box>
            <text:p xml:id="id49" text:id="id49" text:style-name="P18"><text:span text:style-name="T11"><text:s/></text:span><text:span text:style-name="T11">0</text:span></text:p>
          </draw:text-box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46" svg:path="M0.00357142857142857 0.00634920634920635v0.11625396825396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46" svg:path="M0 0.118666666666667l-0.00357142857142857 0.0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4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46" svg:path="M0 0.186095238095238l7.14285714285714E-005 0.0507936507936508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0"/>item[stack <text:s text:c="7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8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9" xml:id="id53" draw:id="id53" draw:layer="layout" svg:width="2cm" svg:height="1cm" svg:x="17.959cm" svg:y="7.9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custom-shape draw:style-name="gr29" draw:text-style-name="P30" draw:layer="layout" svg:width="2cm" svg:height="1.237cm" svg:x="22.059cm" svg:y="6.4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custom-shape draw:style-name="gr29" draw:text-style-name="P30" draw:layer="layout" svg:width="2cm" svg:height="1.237cm" svg:x="22.059cm" svg:y="5.201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custom-shape draw:style-name="gr28" draw:text-style-name="P30" draw:layer="layout" svg:width="2cm" svg:height="1.2cm" svg:x="22.059cm" svg:y="4.0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7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52" draw:id="id52" draw:layer="layout" svg:width="7.6cm" svg:height="1.138cm" svg:x="1.6cm" svg:y="10.2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text:style-name="P18"><text:span text:style-name="T11"><text:s/></text:span><text:span text:style-name="T11">0</text:span></text:p>
          </draw:text-box>
        </draw:frame>
        <draw:frame draw:style-name="gr22" draw:text-style-name="P25" xml:id="id51" draw:id="id51" draw:layer="layout" svg:width="13.1cm" svg:height="1.138cm" svg:x="1.8cm" svg:y="3.4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2" svg:path="M0.00357142857142857 0.00634920634920635v0.093269841269841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2" svg:path="M0 0.0996190476190476l-0.00357142857142857 0.057142857142857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1"/>item[stack <text:s text:c="10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12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30" xml:id="id58" draw:id="id58" draw:layer="layout" svg:width="2cm" svg:height="1.237cm" svg:x="22.059cm" svg:y="7.6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custom-shape draw:style-name="gr29" draw:text-style-name="P30" draw:layer="layout" svg:width="2cm" svg:height="1.237cm" svg:x="22.059cm" svg:y="6.4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custom-shape draw:style-name="gr29" draw:text-style-name="P30" draw:layer="layout" svg:width="2cm" svg:height="1.237cm" svg:x="22.059cm" svg:y="5.201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custom-shape draw:style-name="gr28" draw:text-style-name="P30" draw:layer="layout" svg:width="2cm" svg:height="1.2cm" svg:x="22.059cm" svg:y="4.0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9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54" draw:id="id54" draw:layer="layout" svg:width="12.6cm" svg:height="1.138cm" svg:x="1.9cm" svg:y="3.5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xml:id="id56" text:id="id56" text:style-name="P18"><text:span text:style-name="T11"><text:s/></text:span><text:span text:style-name="T11">0</text:span></text:p>
          </draw:text-box>
        </draw:frame>
        <draw:frame draw:style-name="gr12" draw:text-style-name="P19" draw:layer="layout" svg:width="4.8cm" svg:height="0.831cm" svg:x="17cm" svg:y="2.369cm">
          <draw:text-box>
            <text:p xml:id="id55" text:id="id55" text:style-name="P18"><text:span text:style-name="T11"><text:s/></text:span><text:span text:style-name="T11">element = 10</text:span></text:p>
          </draw:text-box>
        </draw:frame>
        <draw:frame draw:style-name="gr12" draw:text-style-name="P19" draw:layer="layout" svg:width="1.4cm" svg:height="0.831cm" svg:x="18.2cm" svg:y="8.007cm">
          <draw:text-box>
            <text:p xml:id="id57" text:id="id57" text:style-name="P18"><text:span text:style-name="T11"><text:s/></text:span><text:span text:style-name="T11">-1</text:span></text:p>
          </draw:text-box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4" svg:path="M0.00357142857142857 0.00634920634920635v0.11625396825396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4" svg:path="M0 0.118666666666667l-0.00357142857142857 0.0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4" svg:path="M0 0.186095238095238l7.14285714285714E-005 0.0507936507936508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0"/>item[stack <text:s text:c="7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8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9" xml:id="id61" draw:id="id61" draw:layer="layout" svg:width="2cm" svg:height="1cm" svg:x="17.959cm" svg:y="7.938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2.01cm" svg:height="1.243cm" svg:x="22.059cm" svg:y="7.638cm">
          <draw:image xlink:href="Pictures/100000010000004C0000002F3A5F70E7F53BBDB9.png" xlink:type="simple" xlink:show="embed" xlink:actuate="onLoad" draw:mime-type="image/png">
            <text:p/>
          </draw:image>
        </draw:frame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custom-shape draw:style-name="gr29" draw:text-style-name="P30" draw:layer="layout" svg:width="2cm" svg:height="1.237cm" svg:x="22.059cm" svg:y="6.4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custom-shape draw:style-name="gr29" draw:text-style-name="P30" draw:layer="layout" svg:width="2cm" svg:height="1.237cm" svg:x="22.059cm" svg:y="5.201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custom-shape draw:style-name="gr28" draw:text-style-name="P30" draw:layer="layout" svg:width="2cm" svg:height="1.2cm" svg:x="22.059cm" svg:y="4.0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8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60" draw:id="id60" draw:layer="layout" svg:width="7.6cm" svg:height="1.138cm" svg:x="1.6cm" svg:y="10.2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text:style-name="P18"><text:span text:style-name="T11"><text:s/></text:span><text:span text:style-name="T11">-1</text:span></text:p>
          </draw:text-box>
        </draw:frame>
        <draw:frame draw:style-name="gr22" draw:text-style-name="P25" xml:id="id59" draw:id="id59" draw:layer="layout" svg:width="13.1cm" svg:height="1.138cm" svg:x="1.8cm" svg:y="3.4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60" svg:path="M0.00357142857142857 0.00634920634920635l-0.00357142857142857 0.055174603174603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9" svg:path="M0 0l0.00178571428571429 0.0615238095238095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451cm" svg:height="2.597cm" svg:x="0.55cm" svg:y="0.207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pop(stack,element)</text:span></text:p>
          </draw:text-box>
        </draw:frame>
        <draw:g>
          <draw:custom-shape draw:style-name="gr15" draw:text-style-name="P21" draw:layer="layout" svg:width="13.6cm" svg:height="5.4cm" svg:x="1.6cm" svg:y="3.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2" draw:layer="layout" svg:width="8.452cm" svg:height="0.988cm" svg:x="2.2cm" svg:y="3.6cm">
            <draw:text-box>
              <text:p><text:span text:style-name="T9">if(is_stack_empty(stack))</text:span></text:p>
            </draw:text-box>
          </draw:frame>
          <draw:frame draw:style-name="gr17" draw:text-style-name="P12" draw:layer="layout" svg:width="4.862cm" svg:height="0.988cm" svg:x="2.748cm" svg:y="4.6cm">
            <draw:text-box>
              <text:p><text:span text:style-name="T9">return e_false</text:span></text:p>
            </draw:text-box>
          </draw:frame>
          <draw:g>
            <draw:frame draw:style-name="gr18" draw:text-style-name="P22" draw:layer="layout" svg:width="13.4cm" svg:height="1cm" svg:x="1.9cm" svg:y="5.5cm">
              <draw:text-box>
                <text:p><text:span text:style-name="T14"><text:s/></text:span><text:span text:style-name="T14">e</text:span><text:span text:style-name="T15">lement = stack <text:s text:c="10"/>item[stack <text:s text:c="8"/>top] </text:span></text:p>
              </draw:text-box>
            </draw:frame>
            <draw:line draw:style-name="gr19" draw:text-style-name="P23" draw:layer="layout" svg:x1="7.642cm" svg:y1="6cm" svg:x2="8.598cm" svg:y2="6cm">
              <text:p/>
            </draw:line>
            <draw:line draw:style-name="gr19" draw:text-style-name="P23" draw:layer="layout" svg:x1="12.042cm" svg:y1="6cm" svg:x2="12.998cm" svg:y2="6cm">
              <text:p/>
            </draw:line>
          </draw:g>
          <draw:frame draw:style-name="gr20" draw:text-style-name="P24" draw:layer="layout" svg:width="6.3cm" svg:height="1.138cm" svg:x="1.902cm" svg:y="7.262cm">
            <draw:text-box>
              <text:p><text:span text:style-name="T15"><text:s/></text:span><text:span text:style-name="T15">return e_true</text:span></text:p>
            </draw:text-box>
          </draw:frame>
          <draw:g>
            <draw:frame draw:style-name="gr21" draw:text-style-name="P14" draw:layer="layout" svg:width="8.898cm" svg:height="0.988cm" svg:x="1.802cm" svg:y="6.4cm">
              <draw:text-box>
                <text:p><text:span text:style-name="T9"><text:s/></text:span><text:span text:style-name="T9">(stack <text:s text:c="9"/>top)--</text:span></text:p>
              </draw:text-box>
            </draw:frame>
            <draw:line draw:style-name="gr19" draw:text-style-name="P25" draw:layer="layout" svg:x1="4.2cm" svg:y1="6.9cm" svg:x2="5.4cm" svg:y2="6.9cm">
              <text:p/>
            </draw:line>
          </draw:g>
        </draw:g>
        <draw:g>
          <draw:custom-shape draw:style-name="gr11" draw:text-style-name="P15" draw:layer="layout" svg:width="2cm" svg:height="1cm" svg:x="17.959cm" svg:y="5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2.8cm" svg:height="0.962cm" svg:x="15.559cm" svg:y="5.976cm">
            <draw:text-box>
              <text:p><text:span text:style-name="T11">capacity</text:span></text:p>
            </draw:text-box>
          </draw:frame>
        </draw:g>
        <draw:frame draw:style-name="gr10" draw:text-style-name="P17" draw:layer="layout" svg:width="3.3cm" svg:height="0.962cm" svg:x="22.259cm" svg:y="2.676cm">
          <draw:text-box>
            <text:p><text:span text:style-name="T12">size</text:span><text:span text:style-name="T13"> = 4</text:span></text:p>
          </draw:text-box>
        </draw:frame>
        <draw:frame draw:style-name="gr12" draw:text-style-name="P19" draw:layer="layout" svg:width="1cm" svg:height="0.831cm" svg:x="18.559cm" svg:y="6.007cm">
          <draw:text-box>
            <text:p text:style-name="P18"><text:span text:style-name="T11">4</text:span></text:p>
          </draw:text-box>
        </draw:frame>
        <draw:g>
          <draw:custom-shape draw:style-name="gr11" draw:text-style-name="P15" draw:layer="layout" svg:width="2cm" svg:height="1cm" svg:x="17.959cm" svg:y="7.93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1.8cm" svg:height="0.962cm" svg:x="16.859cm" svg:y="8.038cm">
            <draw:text-box>
              <text:p><text:span text:style-name="T11">top</text:span></text:p>
            </draw:text-box>
          </draw:frame>
        </draw:g>
        <draw:g>
          <draw:custom-shape draw:style-name="gr14" draw:text-style-name="P20" draw:layer="layout" svg:width="2cm" svg:height="1.2cm" svg:x="22.059cm" svg:y="7.6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6.4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5.23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cm" svg:height="1.2cm" svg:x="22.059cm" svg:y="4.03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9" xml:id="id64" draw:id="id64" draw:layer="layout" svg:width="2cm" svg:height="1cm" svg:x="17.959cm" svg:y="7.938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2.01cm" svg:height="1.243cm" svg:x="22.059cm" svg:y="7.638cm">
          <draw:image xlink:href="Pictures/100000010000004C0000002F3A5F70E7F53BBDB9.png" xlink:type="simple" xlink:show="embed" xlink:actuate="onLoad" draw:mime-type="image/png">
            <text:p/>
          </draw:image>
        </draw:frame>
        <draw:frame draw:style-name="gr12" draw:text-style-name="P19" draw:layer="layout" svg:width="1.4cm" svg:height="0.831cm" svg:x="22.457cm" svg:y="7.875cm">
          <draw:text-box>
            <text:p text:style-name="P18"><text:span text:style-name="T11">10</text:span></text:p>
          </draw:text-box>
        </draw:frame>
        <draw:custom-shape draw:style-name="gr29" draw:text-style-name="P30" draw:layer="layout" svg:width="2cm" svg:height="1.237cm" svg:x="22.059cm" svg:y="6.4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6.675cm">
          <draw:text-box>
            <text:p text:style-name="P18"><text:span text:style-name="T11">20</text:span></text:p>
          </draw:text-box>
        </draw:frame>
        <draw:custom-shape draw:style-name="gr29" draw:text-style-name="P30" draw:layer="layout" svg:width="2cm" svg:height="1.237cm" svg:x="22.059cm" svg:y="5.201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5.369cm">
          <draw:text-box>
            <text:p text:style-name="P18"><text:span text:style-name="T11">30</text:span></text:p>
          </draw:text-box>
        </draw:frame>
        <draw:custom-shape draw:style-name="gr28" draw:text-style-name="P30" draw:layer="layout" svg:width="2cm" svg:height="1.2cm" svg:x="22.059cm" svg:y="4.03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4cm" svg:height="0.831cm" svg:x="22.5cm" svg:y="4.2cm">
          <draw:text-box>
            <text:p text:style-name="P18"><text:span text:style-name="T11">40</text:span></text:p>
          </draw:text-box>
        </draw:frame>
        <draw:g>
          <draw:custom-shape draw:style-name="gr23" draw:text-style-name="P21" draw:layer="layout" svg:width="13.8cm" svg:height="4cm" svg:x="1.5cm" svg:y="10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992cm" svg:height="0.988cm" svg:x="1.5cm" svg:y="12.012cm">
            <draw:text-box>
              <text:p><text:span text:style-name="T9"><text:s/></text:span><text:span text:style-name="T9">else</text:span></text:p>
            </draw:text-box>
          </draw:frame>
          <draw:g>
            <draw:frame draw:style-name="gr21" draw:text-style-name="P12" draw:layer="layout" svg:width="14cm" svg:height="0.988cm" svg:x="1.6cm" svg:y="10.412cm">
              <draw:text-box>
                <text:p><text:span text:style-name="T9"><text:s/></text:span><text:span text:style-name="T9">If (stack <text:s text:c="7"/>top = -1)</text:span></text:p>
              </draw:text-box>
            </draw:frame>
            <draw:line draw:style-name="gr19" draw:text-style-name="P27" draw:layer="layout" svg:x1="4.702cm" svg:y1="10.912cm" svg:x2="5.544cm" svg:y2="10.912cm">
              <text:p/>
            </draw:line>
          </draw:g>
          <draw:frame draw:style-name="gr25" draw:text-style-name="P12" draw:layer="layout" svg:width="4.655cm" svg:height="0.988cm" svg:x="2.645cm" svg:y="11.312cm">
            <draw:text-box>
              <text:p><text:span text:style-name="T9">return e_true</text:span></text:p>
            </draw:text-box>
          </draw:frame>
          <draw:frame draw:style-name="gr17" draw:text-style-name="P12" draw:layer="layout" svg:width="4.862cm" svg:height="0.988cm" svg:x="2.638cm" svg:y="12.712cm">
            <draw:text-box>
              <text:p><text:span text:style-name="T9">return e_false</text:span></text:p>
            </draw:text-box>
          </draw:frame>
        </draw:g>
        <draw:frame draw:style-name="gr22" draw:text-style-name="P25" xml:id="id63" draw:id="id63" draw:layer="layout" svg:width="7.6cm" svg:height="1.138cm" svg:x="1.6cm" svg:y="10.2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26" draw:text-style-name="P28" draw:layer="layout" svg:width="9.2cm" svg:height="1.072cm" svg:x="1.4cm" svg:y="9.2cm">
          <draw:text-box>
            <text:p><text:span text:style-name="T16">is_stack_empty(stack)</text:span></text:p>
          </draw:text-box>
        </draw:frame>
        <draw:frame draw:style-name="gr12" draw:text-style-name="P19" draw:layer="layout" svg:width="1.4cm" svg:height="0.831cm" svg:x="18.4cm" svg:y="8.038cm">
          <draw:text-box>
            <text:p text:style-name="P18"><text:span text:style-name="T11"><text:s/></text:span><text:span text:style-name="T11">-1</text:span></text:p>
          </draw:text-box>
        </draw:frame>
        <draw:frame draw:style-name="gr22" draw:text-style-name="P25" xml:id="id62" draw:id="id62" draw:layer="layout" svg:width="13.1cm" svg:height="1.138cm" svg:x="1.8cm" svg:y="3.462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2" draw:text-style-name="P19" draw:layer="layout" svg:width="2.402cm" svg:height="0.831cm" svg:x="23.999cm" svg:y="4.177cm">
          <draw:text-box>
            <text:p text:style-name="P18"><text:span text:style-name="T11">item[3]</text:span></text:p>
          </draw:text-box>
        </draw:frame>
        <draw:frame draw:style-name="gr12" draw:text-style-name="P19" draw:layer="layout" svg:width="2.402cm" svg:height="0.831cm" svg:x="23.999cm" svg:y="5.44cm">
          <draw:text-box>
            <text:p text:style-name="P18"><text:span text:style-name="T11">item[2]</text:span></text:p>
          </draw:text-box>
        </draw:frame>
        <draw:frame draw:style-name="gr12" draw:text-style-name="P19" draw:layer="layout" svg:width="2.442cm" svg:height="0.831cm" svg:x="24.06cm" svg:y="7.877cm">
          <draw:text-box>
            <text:p text:style-name="P18"><text:span text:style-name="T11">item[0]</text:span></text:p>
          </draw:text-box>
        </draw:frame>
        <draw:frame draw:style-name="gr13" draw:text-style-name="P19" draw:layer="layout" svg:width="2.447cm" svg:height="0.925cm" svg:x="24.055cm" svg:y="6.677cm">
          <draw:text-box>
            <text:p text:style-name="P18"><text:span text:style-name="T11">item[1]</text:span></text:p>
          </draw:text-box>
        </draw:frame>
        <draw:frame draw:style-name="gr10" draw:text-style-name="P26" draw:layer="layout" svg:width="2cm" svg:height="0.962cm" svg:x="22.258cm" svg:y="9cm">
          <draw:text-box>
            <text:p><text:span text:style-name="T13">item</text:span></text:p>
          </draw:text-box>
        </draw:frame>
        <draw:frame draw:style-name="gr31" draw:text-style-name="P31" draw:layer="layout" svg:width="7.055cm" svg:height="0.962cm" svg:x="19.2cm" svg:y="11.8cm">
          <draw:text-box>
            <text:p>Time complexity = O(1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63" svg:path="M0.00357142857142857 0.00634920634920635l-0.00357142857142857 0.055174603174603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62" svg:path="M0 0l0.00178571428571429 0.0615238095238095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peek(stack,elemen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2DT37M54S</meta:editing-duration>
    <meta:editing-cycles>129</meta:editing-cycles>
    <meta:generator>LibreOffice/7.3.2.2$Windows_X86_64 LibreOffice_project/49f2b1bff42cfccbd8f788c8dc32c1c309559be0</meta:generator>
    <dc:title>Bright Blue</dc:title>
    <dc:date>2022-06-09T05:56:38.924000000</dc:date>
    <meta:document-statistic meta:object-count="724"/>
    <meta:template xlink:type="simple" xlink:actuate="onRequest" xlink:title="Bright Blue" xlink:href="../R05_Flowchart.odp" meta:date="2020-04-08T20:36:48.497255069"/>
  </office:meta>
</office:document-meta>
</file>